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: Qu'est ce que la socialisation ?</text:p>
      <text:p text:style-name="P1"/>
      <text:p text:style-name="P2">Ensemble des processus par lesquels les individus prennent part à une société ou un groupe plus restrein.</text:p>
      <text:p text:style-name="P2">Etudier la socialisation :</text:p>
      <text:p text:style-name="P2"><text:tab/>- Contenu de la socialisation</text:p>
      <text:p text:style-name="P2"><text:tab/>- Les mécanismes</text:p>
      <text:p text:style-name="P2"><text:tab/>- Les instances (individus, groupes, institutions)</text:p>
      <text:p text:style-name="P2">Deux groupes de théories sociologiques :</text:p>
      <text:p text:style-name="P2"><text:tab/>- Réalité sociale construite par l'interraction entre les membres de la société. (Berger et Luckman)</text:p>
      <text:p text:style-name="P2"><text:tab/>- Caractère extérieur et contraignant de la réalité sociale. (société et groupes préexistent àl'individu et s'imposent à lui) ( E. Durkheim)</text:p>
      <text:p text:style-name="P2">--&gt; Différence de points de vue et de façon de poser des questions. Quels sont les implications de ces différents points de vues sur la socialisation.</text:p>
      <text:p text:style-name="P2">Durkheim : La société fabrique les individus par la socialisation.</text:p>
      <text:p text:style-name="P2">Socialisation :</text:p>
      <text:p text:style-name="P2"><text:tab/>- Primaire : Socialisation pendant enfance et adolescence.</text:p>
      <text:p text:style-name="P2"><text:tab/>- Secondaire : Socialisation à l'age adulte.</text:p>
      <text:p text:style-name="P2">Autre façon de différencier : </text:p>
      <text:p text:style-name="P2"><text:tab/>- Primaire : Famille ; secondaire : Reste</text:p>
      <text:p text:style-name="P2"><text:tab/>- Primaire : Apprentissage fondamentaux ; secondaire : Reste</text:p>
      <text:p text:style-name="P2"><text:tab/>- Primaire : Première socialisation par laquelle l'individu devient membre de la sciété en s'appropriant le monde social dans lequel il est plongé ; Secondaire : exemple syndicat, parti politique, lycée, etc...</text:p>
      <text:p text:style-name="P2"><text:tab/>- Resocialisation : concerne pas tout le monde ; se produit dans institution totale ; rituels ; prise en charge totale de ses besoins (Goffman - Asiles)</text:p>
      <text:p text:style-name="P2">voir -&gt;</text:p>
      <text:p text:style-name="P2">M. Darmon - La socialisation</text:p>
      <text:p text:style-name="P2"/>
      <text:p text:style-name="P3">I Présentation générale</text:p>
      <text:p text:style-name="P5"><text:tab/>A Les instances de la socialisation du genre</text:p>
      <text:p text:style-name="P5"><text:tab/><text:tab/>1) La famille</text:p>
      <text:p text:style-name="P5">Principale instance de socialisation primaire.</text:p>
      <text:p text:style-name="P5"><text:tab/><text:tab/><text:tab/>a) Caractère primordial</text:p>
      <text:p text:style-name="P5">Famille initie à apprentissages sociaux élémentaires.</text:p>
      <text:p text:style-name="P5">N. Elias "civilisation" : prise de distance par rapport à la nature animale de l'être humain.</text:p>
      <text:p text:style-name="P5">-&gt; degré civilisation variable selon époque.</text:p>
      <text:p text:style-name="P5">-&gt; Depuis renaissance, accélération processus civilisation</text:p>
      <text:p text:style-name="P5"><text:tab/>- "Procès de civilisation"</text:p>
      <text:p text:style-name="P5"><text:tab/>- "Civilisation des moeurs"</text:p>
      <text:p text:style-name="P5"><text:tab/>- Renforcement du contrôle sur soi</text:p>
      <text:p text:style-name="P5">Ontogénèse reproduit la sociogénèse</text:p>
      <text:p text:style-name="P5">-&gt; lois sociogénétique fondamentale</text:p>
      <text:p text:style-name="P5">Phylogénèse (embryon passe par différentes formes évolution)</text:p>
      <text:p text:style-name="P5">P. Aries : "sentiment de l'enfance"</text:p>
      <text:p text:style-name="P5"/>
      <text:p text:style-name="P5">Action familliale arrive au début de la vie et va jouer un rôle primordial dans structuration de l'individu. </text:p>
      <text:p text:style-name="P5">-&gt; Bourdieu : Habitus : ensemble de dispositions cohérentes entre elles (à la base des pratiques et jugements des individus)</text:p>
      <text:p text:style-name="P5"/>
      <text:p text:style-name="P5"><text:soft-page-break/>Socialisation : </text:p>
      <text:p text:style-name="P5"><text:tab/>- Inévitable</text:p>
      <text:p text:style-name="P5"><text:tab/>- Climat affectif</text:p>
      <text:p text:style-name="P5"/>
      <text:p text:style-name="P5">Homogamie : mariage avec personne du même milieu social</text:p>
      <text:p text:style-name="P5"/>
      <text:p text:style-name="P5">Hétrogénéité sociale, hétérogénéité du genre</text:p>
      <text:p text:style-name="P5"/>
      <text:p text:style-name="P5">Bernard Lahire : l'homme pluriel, La culture des individus</text:p>
      <text:p text:style-name="P5">=&gt; les dispositions individuelles résultent d'influences multiples et parfois contradictoires</text:p>
      <text:p text:style-name="P5"><text:tab/>(ex : goûts alimentaires ordinaires mais goûts culturels bourgeois)</text:p>
      <text:p text:style-name="P5">=&gt; dispositions situées de deux manière :</text:p>
      <text:p text:style-name="P5"><text:tab/>- Scolaire</text:p>
      <text:p text:style-name="P5"><text:tab/>- Autres (culturelles, sportives, etc...)</text:p>
      <text:p text:style-name="P5"/>
      <text:p text:style-name="P5">Théorie de l'Habitus =/= dispositions</text:p>
      <text:p text:style-name="P5">=&gt; Bourdieu -&gt; Dispositions dans un domaine vont s'étendre à d'autres domaines.</text:p>
      <text:p text:style-name="P5">=/= Lahire -&gt; Dispositions non cohérentes, qui sont en fonction du contexte.</text:p>
      <text:p text:style-name="P5"/>
      <text:p text:style-name="P5">Lahire, <text:span text:style-name="T1">Tableaux de familles</text:span></text:p>
      <text:p text:style-name="P5">Réussite ou échec scolaire banlieue de Lyon (parents ouvriers ou employés)</text:p>
      <text:p text:style-name="P5">=&gt; Considérations familliales ou non à réussite scolaire</text:p>
      <text:p text:style-name="P5"><text:tab/>=&gt; Entretiens avec les parents</text:p>
      <text:p text:style-name="P5"><text:tab/><text:tab/>=&gt; Particularités des familles qui peuvent expliquer réussite (ex : membre famille diplomé)</text:p>
      <text:p text:style-name="P5"/>
      <text:p text:style-name="P5"><text:tab/><text:tab/>2) Ecole</text:p>
      <text:p text:style-name="P5">Avant entrée à école, famille n'est pas seule instance de socialisation.</text:p>
      <text:p text:style-name="P5">=&gt; ex : nourice</text:p>
      <text:p text:style-name="P5">=&gt; indirect : Etat et spécialiste enfance</text:p>
      <text:p text:style-name="P5"/>
      <text:p text:style-name="P5">C. Ibos (travail sur nourices dans classe moyenne supérieure)</text:p>
      <text:p text:style-name="P5">=&gt; Souvent issue d'immigration (clandestine ou non)</text:p>
      <text:p text:style-name="P5"/>
      <text:p text:style-name="P5">Selon milieu social, famille n'auront pas recours aux mêmes modes de garde</text:p>
      <text:p text:style-name="P5">- Facteur économique</text:p>
      <text:p text:style-name="P5">- Facteurs culturels</text:p>
      <text:p text:style-name="P5"/>
      <text:p text:style-name="P5">Etat :</text:p>
      <text:p text:style-name="P5">- Fixe règle que la famille doit respecter (obligations, interdiction)</text:p>
      <text:p text:style-name="P5">- Exerce autorité sur enfant (cette autorité est transféré à la famille)</text:p>
      <text:p text:style-name="P5">- Encadre autres instances socialisation</text:p>
      <text:p text:style-name="P5"/>
      <text:p text:style-name="P5">Spécialistes :</text:p>
      <text:p text:style-name="P5">- Influence sur action éducative parents</text:p>
      <text:p text:style-name="P5">- Enfant est individu et éducation permet son développement.</text:p>
      <text:p text:style-name="P5"/>
      <text:p text:style-name="P5"/>
      <text:p text:style-name="P5"><text:tab/><text:tab/>3) Médias et groupes de pair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54S</meta:editing-duration>
    <meta:editing-cycles>18</meta:editing-cycles>
    <meta:generator>OpenOffice/4.0.0$Win32 OpenOffice.org_project/400m3$Build-9702</meta:generator>
    <dc:date>2014-09-23T09:34:09.85</dc:date>
    <meta:document-statistic meta:table-count="0" meta:image-count="0" meta:object-count="0" meta:page-count="2" meta:paragraph-count="75" meta:word-count="599" meta:character-count="3946"/>
    <meta:user-defined meta:name="Info 1"/>
    <meta:user-defined meta:name="Info 2"/>
    <meta:user-defined meta:name="Info 3"/>
    <meta:user-defined meta:name="Info 4"/>
  </office:meta>
</office:document-meta>
</file>